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f718" officeooo:paragraph-rsid="0004f718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4f718" officeooo:paragraph-rsid="0004f71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4f718" officeooo:paragraph-rsid="0004f718"/>
    </style:style>
    <style:style style:name="P4" style:family="paragraph" style:parent-style-name="Table_20_Contents">
      <style:paragraph-properties fo:text-align="center" style:justify-single-word="false"/>
      <style:text-properties officeooo:rsid="0006b34f" officeooo:paragraph-rsid="0006b34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f718" officeooo:paragraph-rsid="0004f71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4f718" officeooo:paragraph-rsid="0006b34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6b34f" officeooo:paragraph-rsid="0006b34f" style:font-weight-asian="bold" style:font-weight-complex="bold"/>
    </style:style>
    <style:style style:name="T1" style:family="text">
      <style:text-properties officeooo:rsid="0006b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len(df.column) &lt; year threshold</text:p>
          </table:table-cell>
          <table:table-cell table:style-name="Table1.A1" office:value-type="string">
            <text:p text:style-name="P2">len(df.column) &gt;<text:span text:style-name="T1">=</text:span> year threshold</text:p>
            <text:p text:style-name="P7">and</text:p>
            <text:p text:style-name="P7">len(resampled dataframe.column) &gt; 1</text:p>
          </table:table-cell>
          <table:table-cell table:style-name="Table1.C1" office:value-type="string">
            <text:p text:style-name="P6">len(df.column) &gt;= decade threshold</text:p>
            <text:p text:style-name="P6"><text:span text:style-name="T1">and</text:span></text:p>
            <text:p text:style-name="P7">len(resampled dataframe.column) &gt; 1</text:p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>No new dataframe is created.</text:p>
            <text:p text:style-name="P4">Only daily values are plotted</text:p>
          </table:table-cell>
          <table:table-cell table:style-name="Table1.A2" office:value-type="string">
            <text:p text:style-name="P1"/>
            <text:p text:style-name="P1"/>
            <text:p text:style-name="P1">df.columns.resample(“1AS”).mean()</text:p>
          </table:table-cell>
          <table:table-cell table:style-name="Table1.C2" office:value-type="string">
            <text:p text:style-name="P1"/>
            <text:p text:style-name="P1"/>
            <text:p text:style-name="P1">df.columns.resample(“10AS”).mean()</text:p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0:34:48.433986643</meta:creation-date>
    <dc:date>2022-12-07T18:51:19.755977992</dc:date>
    <meta:editing-duration>PT2M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1" meta:word-count="34" meta:character-count="297" meta:non-whitespace-character-count="274"/>
  </office:meta>
</office:document-meta>
</file>